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text-properties officeooo:rsid="000b6526" officeooo:paragraph-rsid="000b6526"/>
    </style:style>
    <style:style style:name="P2" style:family="paragraph" style:parent-style-name="Standard" style:list-style-name="L1">
      <style:text-properties officeooo:rsid="000cd96b" officeooo:paragraph-rsid="000cd96b"/>
    </style:style>
    <style:style style:name="P3" style:family="paragraph" style:parent-style-name="Standard" style:list-style-name="L1">
      <style:text-properties style:text-underline-style="none" officeooo:rsid="000e810c" officeooo:paragraph-rsid="000e810c"/>
    </style:style>
    <style:style style:name="P4" style:family="paragraph" style:parent-style-name="Standard" style:list-style-name="L1">
      <style:text-properties style:text-underline-style="none" officeooo:rsid="000e8be2" officeooo:paragraph-rsid="000b6526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header>
          <text:p text:style-name="P4"/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es" number:country="AR" loext:transliteration-spellout="title cardinal" number:transliteration-language="es" number:transliteration-country="AR">
      <number:number number:decimal-places="0" number:min-decimal-places="0" number:min-integer-digits="1"/>
    </number:number-style>
    <number:number-style style:name="N10115" number:language="es" number:country="AR" loext:transliteration-spellout="title USD" number:transliteration-language="es" number:transliteration-country="AR">
      <number:number number:decimal-places="0" number:min-decimal-places="0" number:min-integer-digits="1"/>
    </number:number-style>
    <number:number-style style:name="N10116" number:language="es" number:country="AR" loext:transliteration-spellout="title USD" number:transliteration-language="es" number:transliteration-country="AR">
      <number:number number:decimal-places="2" number:min-decimal-places="2" number:min-integer-digits="1"/>
    </number:number-style>
    <number:number-style style:name="N10117" number:language="es" number:country="AR" loext:transliteration-spellout="upper USD" number:transliteration-language="es" number:transliteration-country="AR">
      <number:number number:decimal-places="0" number:min-decimal-places="0" number:min-integer-digits="1"/>
    </number:number-style>
    <number:number-style style:name="N10118" number:language="es" number:country="AR" loext:transliteration-spellout="upper USD" number:transliteration-language="es" number:transliteration-country="AR">
      <number:number number:decimal-places="2" number:min-decimal-places="2" number:min-integer-digits="1"/>
    </number:number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0T22:51:54.640578173</meta:creation-date>
    <meta:generator>LibreOffice/24.2.5.2$Linux_X86_64 LibreOffice_project/420$Build-2</meta:generator>
    <dc:date>2024-08-21T11:06:33.284871130</dc:date>
    <meta:editing-duration>PT2H52M34S</meta:editing-duration>
    <meta:editing-cycles>5</meta:editing-cycles>
    <meta:document-statistic meta:table-count="0" meta:image-count="0" meta:object-count="0" meta:page-count="1" meta:paragraph-count="1" meta:word-count="1" meta:character-count="1" meta:non-whitespace-character-count="1"/>
  </office:meta>
</office:document-meta>
</file>